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ranklin Gothic Book" fo:font-size="32pt" fo:font-weight="bold" officeooo:rsid="001e4be4" style:font-size-asian="28pt" style:font-weight-asian="bold" style:font-size-complex="32pt" style:font-weight-complex="bold"/>
    </style:style>
    <style:style style:name="P2" style:family="paragraph" style:parent-style-name="Standard">
      <style:text-properties style:font-name="Franklin Gothic Book" fo:font-size="16pt" fo:font-weight="normal" officeooo:rsid="001e4be4" officeooo:paragraph-rsid="001e4be4" style:font-size-asian="14pt" style:font-weight-asian="normal" style:font-size-complex="16pt" style:font-weight-complex="normal"/>
    </style:style>
    <style:style style:name="P3" style:family="paragraph" style:parent-style-name="Standard">
      <style:text-properties style:font-name="Franklin Gothic Book" fo:font-size="10pt" fo:font-weight="normal" officeooo:rsid="001e4be4" officeooo:paragraph-rsid="001e4be4" style:font-size-asian="8.75pt" style:font-weight-asian="normal" style:font-size-complex="10pt" style:font-weight-complex="normal"/>
    </style:style>
    <style:style style:name="P4" style:family="paragraph" style:parent-style-name="Standard">
      <style:text-properties style:font-name="Franklin Gothic Book" fo:font-size="11pt" fo:font-weight="normal" officeooo:rsid="001e4be4" officeooo:paragraph-rsid="001e4be4" style:font-size-asian="9.60000038146973pt" style:font-weight-asian="normal" style:font-size-complex="11pt" style:font-weight-complex="normal"/>
    </style:style>
    <style:style style:name="P5" style:family="paragraph" style:parent-style-name="Standard">
      <style:text-properties style:font-name="Franklin Gothic Book" fo:font-size="11pt" fo:font-style="italic" fo:font-weight="normal" officeooo:rsid="001e4be4" officeooo:paragraph-rsid="001e4be4" style:font-size-asian="9.60000038146973pt" style:font-style-asian="italic" style:font-weight-asian="normal" style:font-size-complex="11pt" style:font-style-complex="italic" style:font-weight-complex="normal"/>
    </style:style>
    <style:style style:name="P6" style:family="paragraph" style:parent-style-name="Standard">
      <style:text-properties style:font-name="Franklin Gothic Book" fo:font-size="11pt" fo:font-style="italic" fo:font-weight="normal" officeooo:rsid="00217464" officeooo:paragraph-rsid="002209e4" style:font-size-asian="9.60000038146973pt" style:font-style-asian="italic" style:font-weight-asian="normal" style:font-size-complex="11pt" style:font-style-complex="italic" style:font-weight-complex="normal"/>
    </style:style>
    <style:style style:name="P7" style:family="paragraph" style:parent-style-name="Standard">
      <style:text-properties style:font-name="Franklin Gothic Book" fo:font-size="11pt" fo:font-style="italic" fo:font-weight="normal" officeooo:rsid="002209e4" officeooo:paragraph-rsid="002209e4" style:font-size-asian="9.60000038146973pt" style:font-style-asian="italic" style:font-weight-asian="normal" style:font-size-complex="11pt" style:font-style-complex="italic" style:font-weight-complex="normal"/>
    </style:style>
    <style:style style:name="P8" style:family="paragraph" style:parent-style-name="Standard">
      <style:text-properties style:font-name="Franklin Gothic Book" fo:font-size="11pt" fo:font-style="italic" fo:font-weight="normal" officeooo:rsid="0022b4c9" officeooo:paragraph-rsid="0022b4c9" style:font-size-asian="9.60000038146973pt" style:font-style-asian="italic" style:font-weight-asian="normal" style:font-size-complex="11pt" style:font-style-complex="italic" style:font-weight-complex="normal"/>
    </style:style>
    <style:style style:name="P9" style:family="paragraph" style:parent-style-name="Standard">
      <style:text-properties style:font-name="Franklin Gothic Book" fo:font-size="11pt" fo:font-style="italic" fo:font-weight="normal" officeooo:rsid="00257b25" officeooo:paragraph-rsid="00257b25" style:font-size-asian="9.60000038146973pt" style:font-style-asian="italic" style:font-weight-asian="normal" style:font-size-complex="11pt" style:font-style-complex="italic" style:font-weight-complex="normal"/>
    </style:style>
    <style:style style:name="P10" style:family="paragraph" style:parent-style-name="Standard">
      <style:text-properties style:font-name="Franklin Gothic Book" fo:font-size="22pt" fo:font-style="italic" fo:font-weight="normal" officeooo:rsid="00217464" officeooo:paragraph-rsid="00217464" style:font-size-asian="19.25pt" style:font-style-asian="italic" style:font-weight-asian="normal" style:font-size-complex="22pt" style:font-style-complex="italic" style:font-weight-complex="normal"/>
    </style:style>
    <style:style style:name="P11" style:family="paragraph">
      <loext:graphic-properties draw:fill-color="#000000"/>
      <style:paragraph-properties fo:text-align="center"/>
    </style:style>
    <style:style style:name="T1" style:family="text">
      <style:text-properties officeooo:rsid="001fd2d2"/>
    </style:style>
    <style:style style:name="T2" style:family="text">
      <style:text-properties officeooo:rsid="002209e4"/>
    </style:style>
    <style:style style:name="T3" style:family="text">
      <style:text-properties fo:font-size="22pt" style:font-size-asian="19.25pt" style:font-size-complex="22pt"/>
    </style:style>
    <style:style style:name="T4" style:family="text">
      <style:text-properties fo:font-size="22pt" officeooo:rsid="002209e4" style:font-size-asian="19.25pt" style:font-size-complex="22pt"/>
    </style:style>
    <style:style style:name="T5" style:family="text">
      <style:text-properties officeooo:rsid="0023e686"/>
    </style:style>
    <style:style style:name="T6" style:family="text">
      <style:text-properties officeooo:rsid="0028c624"/>
    </style:style>
    <style:style style:name="T7" style:family="text">
      <style:text-properties officeooo:rsid="0029be63"/>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ell Development Release 1</text:p>
      <text:p text:style-name="P2">Version 0.2.<text:span text:style-name="T7">80</text:span></text:p>
      <text:p text:style-name="P3"><draw:line text:anchor-type="paragraph" draw:z-index="0" draw:name="Shape1" draw:style-name="gr1" draw:text-style-name="P11" svg:x1="-2.309cm" svg:y1="0.87cm" svg:x2="18.99cm" svg:y2="0.87cm"><text:p/></draw:line><draw:line text:anchor-type="paragraph" draw:z-index="1" draw:name="Shape2" draw:style-name="gr1" draw:text-style-name="P11" svg:x1="4.808cm" svg:y1="8.516cm" svg:x2="5.205cm" svg:y2="8.701cm"><text:p/></draw:line>ShellCore Version 7.0.4<text:span text:style-name="T7">6</text:span><text:line-break/>ShellUI Version 0.6.<text:span text:style-name="T6">65</text:span></text:p>
      <text:p text:style-name="P3"/>
      <text:p text:style-name="P4">Shell is an API for developing .NET applications easier <text:span text:style-name="T5">and with less repetitive code</text:span>. It is also an API for developing console-based Windows shell replacements, with potentially a small amount of graphical abilities later on. It is also a console-based shell replacement of its own, although this will come in the future. It is also an XML-based scripting language, ShellXML.</text:p>
      <text:p text:style-name="P4"/>
      <text:p text:style-name="P4">In conclusion, Shell is many things. And it aims to do these things very well, and so far it is. I hope you will enjoy Shell’s APIs and the ShellXML scripting language.</text:p>
      <text:p text:style-name="P5">*<text:span text:style-name="T1">The Hakone / Sakurasou tool was created by Suyahiko. It ships with an older version of the Shell DLLs (ShellCore v5.6.2 and ShellUI v0.5.1), but they have been updated and tested for your convenience. </text:span></text:p>
      <text:p text:style-name="P10">How do I develop Shell apps?</text:p>
      <text:p text:style-name="P6">It’s simple! Just add the ShellCore.dll and ShellUI.dll <text:span text:style-name="T2">apps to your C# or VB project, targeting .NET 4.7.2. <text:s/>Then, add Shell, Shell.Core and Shell.UI references to your project. Then develop away!<text:line-break/></text:span><text:span text:style-name="T4">Where is the documentation?</text:span></text:p>
      <text:p text:style-name="P7">The documentation is located in the Help folder.</text:p>
      <text:p text:style-name="P8"><text:span text:style-name="T4">W</text:span><text:span text:style-name="T3">hat features does Shell have?<text:line-break/></text:span>Shell is not complete, but it does have many features, and many more to come:</text:p>
      <text:p text:style-name="P8">- Extended .NET functions with additional features and error checking</text:p>
      <text:p text:style-name="P8">- Easy registry manipulation</text:p>
      <text:p text:style-name="P8">- ExceptionsLite Manager, an easier way to manage errors and warnings!<text:line-break/>- Windows Forms-powered standard dialogs, using 1-3 lines of code for handling instead of 20+<text:line-break/>- An early version of the ShellXML Language<text:line-break/>- Console functions removing repetitive code in your application<text:line-break/>- File functions with error handling, again removing repetitive code in your application!</text:p>
      <text:p text:style-name="P9"><text:span text:style-name="T3">I found a bug!<text:line-break/></text:span>Contact me – Cosmo#9088 on Disc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0:01:41.123000000</meta:creation-date>
    <dc:date>2019-09-30T22:23:42.925000000</dc:date>
    <meta:editing-duration>PT1H13M8S</meta:editing-duration>
    <meta:editing-cycles>9</meta:editing-cycles>
    <meta:generator>LibreOffice/6.2.3.2$Windows_X86_64 LibreOffice_project/aecc05fe267cc68dde00352a451aa867b3b546ac</meta:generator>
    <meta:document-statistic meta:table-count="0" meta:image-count="0" meta:object-count="0" meta:page-count="1" meta:paragraph-count="14" meta:word-count="286" meta:character-count="1753" meta:non-whitespace-character-count="1478"/>
  </office:meta>
</office:document-meta>
</file>